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style:text-underline-style="none" fo:font-weight="bold" officeooo:rsid="00078881" officeooo:paragraph-rsid="00078881" style:font-weight-asian="bold" style:font-weight-complex="bold"/>
    </style:style>
    <style:style style:name="P2" style:family="paragraph" style:parent-style-name="Standard">
      <style:text-properties fo:font-size="14pt" style:text-underline-style="solid" style:text-underline-width="auto" style:text-underline-color="font-color" fo:font-weight="bold" officeooo:rsid="00078881" officeooo:paragraph-rsid="00078881" style:font-size-asian="14pt" style:font-weight-asian="bold" style:font-size-complex="14pt" style:font-weight-complex="bold"/>
    </style:style>
    <style:style style:name="P3" style:family="paragraph" style:parent-style-name="Standard">
      <style:text-properties fo:font-size="14pt" style:text-underline-style="none" fo:font-weight="normal" officeooo:rsid="00078881" officeooo:paragraph-rsid="00078881" style:font-size-asian="14pt" style:font-weight-asian="normal" style:font-size-complex="14pt" style:font-weight-complex="normal"/>
    </style:style>
    <style:style style:name="P4" style:family="paragraph" style:parent-style-name="Standard" style:list-style-name="L1">
      <style:text-properties officeooo:paragraph-rsid="00078881"/>
    </style:style>
    <style:style style:name="P5" style:family="paragraph" style:parent-style-name="Standard">
      <style:text-properties officeooo:paragraph-rsid="00078881"/>
    </style:style>
    <style:style style:name="P6" style:family="paragraph" style:parent-style-name="Standard" style:list-style-name="L12">
      <style:text-properties officeooo:paragraph-rsid="00078881"/>
    </style:style>
    <style:style style:name="P7" style:family="paragraph" style:parent-style-name="Text_20_body" style:list-style-name="L32">
      <style:text-properties fo:font-variant="normal" fo:text-transform="none" fo:color="#1f2328" loext:opacity="100%" style:font-name="apple-system" fo:font-size="8pt" fo:letter-spacing="normal" fo:font-style="normal" fo:font-weight="normal" officeooo:rsid="00078881" officeooo:paragraph-rsid="00078881"/>
    </style:style>
    <style:style style:name="P8" style:family="paragraph" style:parent-style-name="Text_20_body" style:list-style-name="L32">
      <style:text-properties fo:font-variant="normal" fo:text-transform="none" fo:color="#1f2328" loext:opacity="100%" style:font-name="apple-system" fo:font-size="8pt" fo:letter-spacing="normal" fo:font-style="normal" fo:font-weight="normal" officeooo:paragraph-rsid="00078881"/>
    </style:style>
    <style:style style:name="P9" style:family="paragraph" style:parent-style-name="Text_20_body">
      <style:text-properties fo:font-variant="normal" fo:text-transform="none" fo:color="#1f2328" loext:opacity="100%" style:font-name="apple-system" fo:font-size="8pt" fo:letter-spacing="normal" fo:font-style="normal" fo:font-weight="normal" officeooo:paragraph-rsid="00078881" style:font-weight-asian="normal" style:font-weight-complex="normal"/>
    </style:style>
    <style:style style:name="P10" style:family="paragraph" style:parent-style-name="Text_20_body" style:list-style-name="L32">
      <style:text-properties fo:font-variant="normal" fo:text-transform="none" fo:color="#1f2328" loext:opacity="100%" style:font-name="apple-system" fo:font-size="8pt" fo:letter-spacing="normal" fo:font-style="normal" style:text-underline-style="none" fo:font-weight="normal" officeooo:rsid="00078881" officeooo:paragraph-rsid="00078881" style:font-weight-asian="normal" style:font-weight-complex="normal"/>
    </style:style>
    <style:style style:name="P11" style:family="paragraph" style:parent-style-name="Text_20_body" style:list-style-name="L24">
      <style:text-properties fo:font-variant="normal" fo:text-transform="none" fo:color="#1f2328" loext:opacity="100%" style:font-name="apple-system" fo:font-size="8pt" fo:letter-spacing="normal" fo:font-style="normal" style:text-underline-style="none" fo:font-weight="bold" officeooo:paragraph-rsid="00078881" style:font-weight-asian="bold" style:font-weight-complex="bold"/>
    </style:style>
    <style:style style:name="P12" style:family="paragraph" style:parent-style-name="Text_20_body">
      <style:text-properties fo:font-variant="normal" fo:text-transform="none" fo:color="#1f2328" loext:opacity="100%" style:font-name="apple-system" fo:font-size="8pt" fo:letter-spacing="normal" fo:font-style="normal" fo:font-weight="bold" officeooo:paragraph-rsid="00078881" style:font-weight-asian="bold" style:font-weight-complex="bold"/>
    </style:style>
    <style:style style:name="P13" style:family="paragraph" style:parent-style-name="Text_20_body" style:list-style-name="L1">
      <style:text-properties fo:font-variant="normal" fo:text-transform="none" fo:color="#1f2328" loext:opacity="100%" style:font-name="apple-system" fo:font-size="12pt" fo:letter-spacing="normal" fo:font-style="normal" style:text-underline-style="none" fo:font-weight="bold" officeooo:rsid="00078881" officeooo:paragraph-rsid="00078881" style:font-size-asian="12pt" style:font-weight-asian="bold" style:font-size-complex="12pt" style:font-weight-complex="bold"/>
    </style:style>
    <style:style style:name="P14" style:family="paragraph" style:parent-style-name="Text_20_body" style:list-style-name="L12">
      <style:text-properties fo:font-variant="normal" fo:text-transform="none" fo:color="#1f2328" loext:opacity="100%" style:font-name="apple-system" fo:font-size="12pt" fo:letter-spacing="normal" fo:font-style="normal" fo:font-weight="bold" officeooo:paragraph-rsid="00078881" style:font-size-asian="12pt" style:font-weight-asian="bold" style:font-size-complex="12pt" style:font-weight-complex="bold"/>
    </style:style>
    <style:style style:name="P15" style:family="paragraph" style:parent-style-name="Text_20_body" style:list-style-name="L15">
      <style:text-properties fo:font-variant="normal" fo:text-transform="none" fo:color="#1f2328" loext:opacity="100%" style:font-name="apple-system" fo:font-size="12pt" fo:letter-spacing="normal" fo:font-style="normal" fo:font-weight="bold" officeooo:rsid="00078881" officeooo:paragraph-rsid="00078881" style:font-size-asian="12pt" style:font-weight-asian="bold" style:font-size-complex="12pt" style:font-weight-complex="bold"/>
    </style:style>
    <style:style style:name="P16" style:family="paragraph" style:parent-style-name="Text_20_body" style:list-style-name="L15">
      <style:text-properties fo:font-variant="normal" fo:text-transform="none" fo:color="#1f2328" loext:opacity="100%" style:font-name="apple-system" fo:font-size="12pt" fo:letter-spacing="normal" fo:font-style="normal" fo:font-weight="bold" officeooo:paragraph-rsid="00078881" style:font-size-asian="12pt" style:font-weight-asian="bold" style:font-size-complex="12pt" style:font-weight-complex="bold"/>
    </style:style>
    <style:style style:name="P17" style:family="paragraph" style:parent-style-name="Text_20_body" style:list-style-name="L29">
      <style:text-properties fo:font-variant="normal" fo:text-transform="none" fo:color="#1f2328" loext:opacity="100%" style:font-name="apple-system" fo:font-size="12pt" fo:letter-spacing="normal" fo:font-style="normal" fo:font-weight="bold" officeooo:paragraph-rsid="00078881" style:font-size-asian="12pt" style:font-weight-asian="bold" style:font-size-complex="12pt" style:font-weight-complex="bold"/>
    </style:style>
    <style:style style:name="P18" style:family="paragraph" style:parent-style-name="Text_20_body" style:list-style-name="L4">
      <style:paragraph-properties fo:padding="0.0193in" fo:border="0.06pt solid #e3e3e3"/>
      <style:text-properties officeooo:paragraph-rsid="00078881"/>
    </style:style>
    <style:style style:name="P19" style:family="paragraph" style:parent-style-name="Text_20_body" style:list-style-name="L6">
      <style:paragraph-properties fo:padding="0.0193in" fo:border="0.06pt solid #e3e3e3"/>
      <style:text-properties officeooo:paragraph-rsid="00078881"/>
    </style:style>
    <style:style style:name="P20" style:family="paragraph" style:parent-style-name="Text_20_body" style:list-style-name="L1">
      <style:text-properties officeooo:paragraph-rsid="00078881"/>
    </style:style>
    <style:style style:name="P21" style:family="paragraph" style:parent-style-name="Text_20_body" style:list-style-name="L12">
      <style:text-properties officeooo:paragraph-rsid="00078881"/>
    </style:style>
    <style:style style:name="P22" style:family="paragraph" style:parent-style-name="Text_20_body">
      <style:text-properties officeooo:paragraph-rsid="00078881"/>
    </style:style>
    <style:style style:name="P23" style:family="paragraph" style:parent-style-name="Text_20_body">
      <style:paragraph-properties fo:padding="0.0193in" fo:border="0.06pt solid #e3e3e3"/>
      <style:text-properties officeooo:paragraph-rsid="00078881"/>
    </style:style>
    <style:style style:name="P24" style:family="paragraph" style:parent-style-name="Text_20_body" style:list-style-name="L12">
      <style:text-properties fo:font-size="12pt" officeooo:paragraph-rsid="00078881" style:font-size-asian="12pt" style:font-size-complex="12pt"/>
    </style:style>
    <style:style style:name="P25" style:family="paragraph" style:parent-style-name="Text_20_body" style:list-style-name="L21">
      <style:text-properties fo:font-size="12pt" style:text-underline-style="none" fo:font-weight="bold" officeooo:rsid="00078881" officeooo:paragraph-rsid="00078881" style:font-size-asian="12pt" style:font-weight-asian="bold" style:font-size-complex="12pt" style:font-weight-complex="bold"/>
    </style:style>
    <style:style style:name="P26" style:family="paragraph" style:parent-style-name="Text_20_body">
      <style:text-properties fo:font-size="12pt" fo:font-weight="bold" officeooo:rsid="00078881" officeooo:paragraph-rsid="00078881" style:font-size-asian="12pt" style:font-weight-asian="bold" style:font-size-complex="12pt" style:font-weight-complex="bold"/>
    </style:style>
    <style:style style:name="P27" style:family="paragraph" style:parent-style-name="Text_20_body" style:list-style-name="L35">
      <style:text-properties fo:font-size="12pt" fo:font-weight="bold" officeooo:rsid="00078881" officeooo:paragraph-rsid="00078881" style:font-size-asian="12pt" style:font-weight-asian="bold" style:font-size-complex="12pt" style:font-weight-complex="bold"/>
    </style:style>
    <style:style style:name="P28" style:family="paragraph" style:parent-style-name="Text_20_body" style:list-style-name="L15">
      <style:text-properties officeooo:paragraph-rsid="00078881"/>
    </style:style>
    <style:style style:name="P29" style:family="paragraph" style:parent-style-name="Text_20_body">
      <style:text-properties officeooo:rsid="00078881" officeooo:paragraph-rsid="00078881"/>
    </style:style>
    <style:style style:name="P30" style:family="paragraph" style:parent-style-name="Text_20_body" style:list-style-name="L31">
      <style:text-properties officeooo:rsid="00078881" officeooo:paragraph-rsid="00078881"/>
    </style:style>
    <style:style style:name="P31" style:family="paragraph" style:parent-style-name="Text_20_body" style:list-style-name="L32">
      <style:text-properties officeooo:rsid="00078881" officeooo:paragraph-rsid="00078881"/>
    </style:style>
    <style:style style:name="P32" style:family="paragraph" style:parent-style-name="Text_20_body" style:list-style-name="L34">
      <style:text-properties fo:font-weight="bold" officeooo:rsid="00078881" officeooo:paragraph-rsid="00078881" style:font-weight-asian="bold" style:font-weight-complex="bold"/>
    </style:style>
    <style:style style:name="P33" style:family="paragraph" style:parent-style-name="Text_20_body">
      <style:text-properties fo:font-weight="bold" officeooo:paragraph-rsid="00078881"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078881" officeooo:paragraph-rsid="00078881" style:font-weight-asian="bold" style:font-weight-complex="bold"/>
    </style:style>
    <style:style style:name="P35" style:family="paragraph" style:parent-style-name="Text_20_body">
      <style:text-properties style:text-underline-style="none" fo:font-weight="normal" officeooo:rsid="00078881" officeooo:paragraph-rsid="00078881" style:font-weight-asian="normal" style:font-weight-complex="normal"/>
    </style:style>
    <style:style style:name="P36" style:family="paragraph" style:parent-style-name="Text_20_body" style:list-style-name="L32">
      <style:text-properties style:text-underline-style="none" fo:font-weight="normal" officeooo:rsid="00078881" officeooo:paragraph-rsid="00078881" style:font-weight-asian="normal" style:font-weight-complex="normal"/>
    </style:style>
    <style:style style:name="P37" style:family="paragraph" style:parent-style-name="Text_20_body">
      <style:text-properties style:text-underline-style="none" officeooo:rsid="00078881" officeooo:paragraph-rsid="00078881"/>
    </style:style>
    <style:style style:name="P38" style:family="paragraph" style:parent-style-name="Text_20_body" style:list-style-name="L21">
      <style:text-properties officeooo:paragraph-rsid="00078881"/>
    </style:style>
    <style:style style:name="P39" style:family="paragraph" style:parent-style-name="Text_20_body" style:list-style-name="L22">
      <style:text-properties officeooo:paragraph-rsid="00078881"/>
    </style:style>
    <style:style style:name="P40" style:family="paragraph" style:parent-style-name="Text_20_body" style:list-style-name="L23">
      <style:text-properties officeooo:paragraph-rsid="00078881"/>
    </style:style>
    <style:style style:name="P41" style:family="paragraph" style:parent-style-name="Text_20_body" style:list-style-name="L26">
      <style:text-properties officeooo:paragraph-rsid="00078881"/>
    </style:style>
    <style:style style:name="P42" style:family="paragraph" style:parent-style-name="Text_20_body" style:list-style-name="L27">
      <style:text-properties officeooo:paragraph-rsid="00078881"/>
    </style:style>
    <style:style style:name="P43" style:family="paragraph" style:parent-style-name="Text_20_body" style:list-style-name="L28">
      <style:text-properties officeooo:paragraph-rsid="00078881"/>
    </style:style>
    <style:style style:name="P44" style:family="paragraph" style:parent-style-name="Text_20_body" style:list-style-name="L29">
      <style:text-properties officeooo:paragraph-rsid="00078881"/>
    </style:style>
    <style:style style:name="P45" style:family="paragraph" style:parent-style-name="Text_20_body" style:list-style-name="L31">
      <style:text-properties officeooo:paragraph-rsid="00078881"/>
    </style:style>
    <style:style style:name="P46" style:family="paragraph" style:parent-style-name="Text_20_body" style:list-style-name="L32">
      <style:text-properties officeooo:paragraph-rsid="00078881"/>
    </style:style>
    <style:style style:name="T1" style:family="text">
      <style:text-properties officeooo:rsid="00078881"/>
    </style:style>
    <style:style style:name="T2" style:family="text">
      <style:text-properties officeooo:rsid="00078881" loext:padding="0.0193in" loext:border="0.06pt solid #e3e3e3"/>
    </style:style>
    <style:style style:name="T3" style:family="text">
      <style:text-properties fo:font-variant="normal" fo:text-transform="none" fo:color="#0d0d0d" loext:opacity="100%" style:font-name="S hne" fo:font-size="8pt" fo:letter-spacing="normal" fo:font-style="normal" fo:font-weight="normal" style:font-size-asian="12pt" style:font-size-complex="12pt"/>
    </style:style>
    <style:style style:name="T4" style:family="text">
      <style:text-properties fo:font-variant="normal" fo:text-transform="none" fo:color="#0d0d0d" loext:opacity="100%" style:font-name="S hne" fo:font-size="12pt" fo:letter-spacing="normal" fo:font-style="normal" fo:font-weight="normal" style:font-size-asian="12pt" style:font-size-complex="12pt"/>
    </style:style>
    <style:style style:name="T5" style:family="text">
      <style:text-properties fo:font-variant="normal" fo:text-transform="none" fo:color="#0d0d0d" loext:opacity="100%" style:font-name="S hne" fo:font-size="12pt" fo:letter-spacing="normal" fo:font-style="normal" fo:font-weight="normal" style:font-size-asian="12pt" style:font-weight-asian="bold" style:font-size-complex="12pt" style:font-weight-complex="bold"/>
    </style:style>
    <style:style style:name="T6" style:family="text">
      <style:text-properties fo:font-variant="normal" fo:text-transform="none" fo:color="#0d0d0d" loext:opacity="100%" style:font-name="S hne" fo:font-size="12pt" fo:letter-spacing="normal" fo:font-style="normal" fo:font-weight="normal" officeooo:rsid="00078881" style:font-size-asian="12pt" style:font-weight-asian="bold" style:font-size-complex="12pt" style:font-weight-complex="bold"/>
    </style:style>
    <style:style style:name="T7" style:family="text">
      <style:text-properties fo:font-variant="normal" fo:text-transform="none" fo:color="#0d0d0d" loext:opacity="100%" style:font-name="S hne"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d0d0d" loext:opacity="100%" style:font-name="S hne" fo:font-size="12pt" fo:letter-spacing="normal" fo:font-style="normal" fo:font-weight="normal" officeooo:rsid="00078881" style:font-size-asian="12pt" style:font-weight-asian="normal" style:font-size-complex="12pt" style:font-weight-complex="normal"/>
    </style:style>
    <style:style style:name="T9" style:family="text">
      <style:text-properties fo:font-variant="normal" fo:text-transform="none" fo:color="#0d0d0d" loext:opacity="100%" style:font-name="S hne" fo:font-size="12pt" fo:letter-spacing="normal" fo:font-style="normal" fo:font-weight="normal" officeooo:rsid="00078881" style:font-size-asian="10.5pt" style:font-weight-asian="normal" style:font-size-complex="12pt" style:font-weight-complex="normal"/>
    </style:style>
    <style:style style:name="T10" style:family="text">
      <style:text-properties fo:font-variant="normal" fo:text-transform="none" fo:color="#0d0d0d" loext:opacity="100%" style:font-name="S hne" fo:font-size="12pt" fo:letter-spacing="normal" fo:font-style="normal" fo:font-weight="bold" officeooo:rsid="00078881" style:font-size-asian="12pt" style:font-weight-asian="bold" style:font-size-complex="12pt" style:font-weight-complex="bold"/>
    </style:style>
    <style:style style:name="T11" style:family="text">
      <style:text-properties fo:font-variant="normal" fo:text-transform="none" fo:color="#0d0d0d" loext:opacity="100%" style:font-name="S hne"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0d0d0d" loext:opacity="100%" style:font-name="S hne" fo:font-size="12pt" fo:letter-spacing="normal" fo:font-style="normal" style:text-underline-style="none" fo:font-weight="normal" officeooo:rsid="00078881" style:font-size-asian="12pt" style:font-weight-asian="normal" style:font-size-complex="12pt" style:font-weight-complex="normal"/>
    </style:style>
    <style:style style:name="T13" style:family="text">
      <style:text-properties fo:font-variant="normal" fo:text-transform="none" fo:color="#0d0d0d" loext:opacity="100%" style:font-name="S hne" fo:letter-spacing="normal" fo:font-style="normal" fo:font-weight="normal" officeooo:rsid="00078881" style:font-weight-asian="bold" style:font-weight-complex="bold"/>
    </style:style>
    <style:style style:name="T14" style:family="text">
      <style:text-properties fo:font-variant="normal" fo:text-transform="none" fo:color="#0d0d0d" loext:opacity="100%" style:font-name="S hne" fo:letter-spacing="normal" fo:font-style="normal" fo:font-weight="normal" officeooo:rsid="00078881" style:font-weight-asian="normal" style:font-weight-complex="normal"/>
    </style:style>
    <style:style style:name="T15" style:family="text">
      <style:text-properties fo:font-variant="normal" fo:text-transform="none" fo:color="#0d0d0d" loext:opacity="100%" style:font-name="S hne" fo:letter-spacing="normal" fo:font-style="normal" officeooo:rsid="00078881"/>
    </style:style>
    <style:style style:name="T16" style:family="text">
      <style:text-properties fo:font-variant="normal" fo:text-transform="none" fo:color="#1f2328" loext:opacity="100%" style:font-name="apple-system" fo:font-size="12pt" fo:letter-spacing="normal" fo:font-style="normal" fo:font-weight="bold" style:font-size-asian="10.5pt" style:font-weight-asian="bold" style:font-size-complex="12pt" style:font-weight-complex="bold"/>
    </style:style>
    <style:style style:name="T17" style:family="text">
      <style:text-properties fo:font-variant="normal" fo:text-transform="none" fo:color="#1f2328" loext:opacity="100%" style:font-name="apple-system" fo:letter-spacing="normal" fo:font-style="normal"/>
    </style:style>
    <style:style style:name="T18" style:family="text">
      <style:text-properties fo:color="#0d0d0d" loext:opacity="100%" style:font-name="S hne"/>
    </style:style>
    <style:style style:name="T19" style:family="text">
      <style:text-properties fo:color="#0d0d0d" loext:opacity="100%" style:font-name="S hne" fo:font-weight="normal" officeooo:rsid="00078881" style:font-weight-asian="normal" style:font-weight-complex="normal"/>
    </style:style>
    <style:style style:name="T20" style:family="text">
      <style:text-properties fo:color="#0d0d0d" loext:opacity="100%" style:font-name="S hne" officeooo:rsid="00078881"/>
    </style:style>
    <style:style style:name="T21" style:family="text">
      <style:text-properties fo:color="#0d0d0d" loext:opacity="100%" style:font-name="S hne" fo:font-size="12pt" fo:font-weight="normal" style:font-size-asian="12pt" style:font-weight-asian="normal" style:font-size-complex="12pt" style:font-weight-complex="normal"/>
    </style:style>
    <style:style style:name="T22" style:family="text">
      <style:text-properties fo:color="#0d0d0d" loext:opacity="100%" style:font-name="S hne" fo:font-size="12pt" fo:font-weight="normal" officeooo:rsid="00078881" style:font-size-asian="12pt" style:font-weight-asian="normal" style:font-size-complex="12pt" style:font-weight-complex="normal"/>
    </style:style>
    <style:style style:name="T23" style:family="text">
      <style:text-properties fo:color="#0d0d0d" loext:opacity="100%" style:font-name="S hne" fo:font-size="12pt" style:font-size-asian="12pt" style:font-size-complex="12pt"/>
    </style:style>
    <style:style style:name="T24" style:family="text">
      <style:text-properties fo:color="#0d0d0d" loext:opacity="100%" style:font-name="S hne" fo:font-size="12pt" officeooo:rsid="00078881" style:font-size-asian="12pt" style:font-size-complex="12pt"/>
    </style:style>
    <style:style style:name="T25" style:family="text">
      <style:text-properties fo:color="#0d0d0d" loext:opacity="100%" style:font-name="S hne" fo:font-size="12pt" style:text-underline-style="none" fo:font-weight="normal" style:font-size-asian="12pt" style:font-weight-asian="normal" style:font-size-complex="12pt" style:font-weight-complex="normal"/>
    </style:style>
    <style:style style:name="T26" style:family="text">
      <style:text-properties fo:color="#0d0d0d" loext:opacity="100%" style:font-name="S hne" fo:font-size="12pt" style:text-underline-style="none" fo:font-weight="normal" officeooo:rsid="00078881" style:font-size-asian="12pt" style:font-weight-asian="normal" style:font-size-complex="12pt" style:font-weight-complex="normal"/>
    </style:style>
    <style:style style:name="T27" style:family="text">
      <style:text-properties fo:color="#0d0d0d" loext:opacity="100%" style:font-name="S hne" fo:font-size="12pt" style:text-underline-style="none" fo:font-weight="bold" officeooo:rsid="00078881" style:font-size-asian="12pt" style:font-weight-asian="bold" style:font-size-complex="12pt" style:font-weight-complex="bold"/>
    </style:style>
    <style:style style:name="T28" style:family="text">
      <style:text-properties fo:color="#0d0d0d" loext:opacity="100%" style:font-name="S hne" fo:font-size="12pt" style:text-underline-style="none" style:font-size-asian="12pt" style:font-weight-asian="normal" style:font-size-complex="12pt" style:font-weight-complex="normal"/>
    </style:style>
    <style:style style:name="T29" style:family="text">
      <style:text-properties fo:color="#0d0d0d" loext:opacity="100%" style:font-name="S hne" fo:font-size="12pt" style:text-underline-style="none" officeooo:rsid="00078881" style:font-size-asian="12pt" style:font-weight-asian="normal" style:font-size-complex="12pt" style:font-weight-complex="normal"/>
    </style:style>
    <style:style style:name="T30" style:family="text">
      <style:text-properties fo:color="#0d0d0d" loext:opacity="100%" style:font-name="S hne" fo:font-size="12pt" style:text-underline-style="solid" style:text-underline-width="auto" style:text-underline-color="font-color" fo:font-weight="normal" officeooo:rsid="00078881" style:font-size-asian="12pt" style:font-weight-asian="normal" style:font-size-complex="12pt" style:font-weight-complex="normal"/>
    </style:style>
    <style:style style:name="T31" style:family="text">
      <style:text-properties fo:color="#0d0d0d" loext:opacity="100%" style:font-name="S hne" fo:font-size="12pt" fo:font-weight="bold" style:font-size-asian="12pt" style:font-weight-asian="bold" style:font-size-complex="12pt" style:font-weight-complex="bold"/>
    </style:style>
    <style:style style:name="T32" style:family="text">
      <style:text-properties fo:color="#0d0d0d" loext:opacity="100%" style:font-name="S hne" style:text-underline-style="none" fo:font-weight="normal" officeooo:rsid="00078881"/>
    </style:style>
    <style:style style:name="T33" style:family="text">
      <style:text-properties fo:color="#0d0d0d" loext:opacity="100%" style:font-name="S hne" style:text-underline-style="none" officeooo:rsid="00078881"/>
    </style:style>
    <style:style style:name="T34" style:family="text">
      <style:text-properties fo:font-weight="normal" style:font-weight-asian="normal" style:font-weight-complex="normal"/>
    </style:style>
    <style:style style:name="T35" style:family="text">
      <style:text-properties fo:font-size="14pt" style:text-underline-style="none" fo:font-weight="normal" officeooo:rsid="00078881" style:font-size-asian="14pt" style:font-weight-asian="normal" style:font-size-complex="14pt" style:font-weight-complex="normal"/>
    </style:style>
    <style:style style:name="T36" style:family="text">
      <style:text-properties fo:font-size="12pt" style:font-size-asian="12pt" style:font-size-complex="12pt"/>
    </style:style>
    <style:style style:name="T37" style:family="text">
      <style:text-properties fo:font-size="12pt" officeooo:rsid="00078881" style:font-size-asian="12pt" style:font-size-complex="12pt"/>
    </style:style>
    <style:style style:name="T38" style:family="text">
      <style:text-properties fo:font-size="12pt" style:font-size-asian="10.5pt" style:font-size-complex="12pt"/>
    </style:style>
    <style:style style:name="T39" style:family="text">
      <style:text-properties fo:font-size="12pt" style:font-size-asian="10.5pt" style:font-size-complex="12pt" loext:padding="0.0193in" loext:border="0.06pt solid #e3e3e3"/>
    </style:style>
    <style:style style:name="T40" style:family="text">
      <style:text-properties fo:font-size="12pt" officeooo:rsid="00078881" style:font-size-asian="10.5pt" style:font-size-complex="12pt"/>
    </style:style>
    <style:style style:name="T41" style:family="text">
      <style:text-properties fo:font-size="12pt" officeooo:rsid="00078881" style:font-size-asian="10.5pt" style:font-size-complex="12pt" loext:padding="0.0193in" loext:border="0.06pt solid #e3e3e3"/>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loext:padding="0.0193in" loext:border="0.06pt solid #e3e3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Petros Tekle</text:p>
      <text:p text:style-name="P2"/>
      <text:p text:style-name="P2">Introduction</text:p>
      <text:p text:style-name="P3"/>
      <text:list xml:id="list681170853" text:style-name="L1">
        <text:list-item>
          <text:p text:style-name="P13">Define microservices architecture: An architectural style that structures an application as a collection of loosely coupled services, which implement business capabilities.</text:p>
          <text:p text:style-name="P4"><text:span text:style-name="T35">-- </text:span><text:span text:style-name="T4">Microservices architecture is an architectural style designed for developing applications as a collection of small, independent services, each focusing on a specific business capability. Each service in a microservices architecture operates autonomously and communicates with other services through well-defined APIs. This style is characterized by its focus on building systems that are highly maintainable and scalable, promoting the use of different technologies and programming languages within the same application.</text:span><text:span text:style-name="T36"> </text:span></text:p>
          <text:p text:style-name="P4"><text:span text:style-name="Strong_20_Emphasis"><text:span text:style-name="T41"/></text:span></text:p>
          <text:p text:style-name="P4"><text:span text:style-name="Strong_20_Emphasis"><text:span text:style-name="T41">1. </text:span></text:span><text:span text:style-name="Strong_20_Emphasis"><text:span text:style-name="T39">Loosely Coupled</text:span></text:span><text:span text:style-name="T38">: Each service in a microservices architecture is developed, deployed, and operated independently. This independence reduces the complexity of managing code dependencies and improves the flexibility in using different technologies and programming languages for each service.</text:span></text:p>
          <text:p text:style-name="P18"><text:span text:style-name="Strong_20_Emphasis"><text:span text:style-name="T2">2. </text:span></text:span><text:span text:style-name="Strong_20_Emphasis"><text:span text:style-name="T43">Highly Maintainable and Testable</text:span></text:span>: By decomposing an application into multiple smaller services, developers can manage, update, and test each service independently, enhancing overall development agility and efficiency.</text:p>
          <text:p text:style-name="P18"><text:span text:style-name="Strong_20_Emphasis"><text:span text:style-name="T2">3. </text:span></text:span><text:span text:style-name="Strong_20_Emphasis"><text:span text:style-name="T43">Independently Deployable</text:span></text:span>: Since each microservice is a separate component, it can be deployed independently of other services. This allows for frequent and reliable delivery of complex large-scale applications through continuous integration and continuous deployment (CI/CD) pipelines.</text:p>
          <text:p text:style-name="P19"><text:span text:style-name="Strong_20_Emphasis"><text:span text:style-name="T2">4. </text:span></text:span><text:span text:style-name="Strong_20_Emphasis"><text:span text:style-name="T43">Organized Around Business Capabilities</text:span></text:span>: Microservices are designed to align with business capabilities, ensuring that each service is focused on providing a specific piece of business functionality. This organization helps maintain a clear separation of concerns within the application, facilitating easier adaptation to business changes.</text:p>
          <text:p text:style-name="P19"><text:span text:style-name="Strong_20_Emphasis"><text:span text:style-name="T2">5. </text:span></text:span><text:span text:style-name="Strong_20_Emphasis"><text:span text:style-name="T43">Owned by a Small Team</text:span></text:span>: Microservices allow a small, cross-functional team to own a specific service from development through to production. This fosters a sense of ownership and accountability, and can improve the speed and quality of service development.</text:p>
        </text:list-item>
        <text:list-item>
          <text:p text:style-name="P20"><text:span text:style-name="T16">Briefly compare with monolithic architecture to highlight the context and evolution.</text:span></text:p>
          <text:p text:style-name="P20"><text:span text:style-name="T16"><text:s/></text:span><text:span text:style-name="T42"><text:line-break/>-- Microservices architecture and monolithic architecture represent two fundamentally different approaches to structuring applications, each with its distinct context and evolutionary implications.</text:span></text:p>
        </text:list-item>
      </text:list>
      <text:p text:style-name="P33"><text:span text:style-name="T40">Monolithic Architecture:</text:span></text:p>
      <text:list text:style-name="L34">
        <text:list-item>
          <text:p text:style-name="P32"><text:span text:style-name="T38">Definition:</text:span><text:span text:style-name="T42"> In a monolithic architecture, all components of the application are tightly integrated and run as a single service. This means that any changes or updates require redeploying the entire application.</text:span></text:p>
        </text:list-item>
        <text:list-item>
          <text:p text:style-name="P32"><text:soft-page-break/><text:span text:style-name="T38">Context: </text:span><text:span text:style-name="T42">Historically, monolithic architectures were the standard, especially when applications were simpler, and the demands for scalability and flexibility were less intense. Development environments, deployment practices, and organizational structures traditionally supported this model.</text:span></text:p>
        </text:list-item>
        <text:list-item>
          <text:p text:style-name="P32"><text:span text:style-name="T38">Evolution: </text:span><text:span text:style-name="T42">As applications grew in complexity and scale, and as organizations demanded faster development cycles and more resilience, the limitations of monolithic architectures became apparent. Challenges in scaling specific parts of the application, difficulty in adopting new technologies, and cumbersome deployment and maintenance processes prompted the need for a different approach.</text:span></text:p>
          <text:p text:style-name="P32">Microservices Architecture:</text:p>
        </text:list-item>
        <text:list-item>
          <text:p text:style-name="P32">Definition: <text:s/><text:span text:style-name="T34">Microservices architecture breaks down applications into smaller, independent services that run their processes and communicate via well-defined APIs. Each service is responsible for a specific business function and can be developed, deployed, and scaled independently.</text:span></text:p>
        </text:list-item>
        <text:list-item>
          <text:p text:style-name="P32">Context: <text:span text:style-name="T34">The rise of microservices is aligned with advances in cloud computing, containerization (like Docker), orchestration tools (like Kubernetes), and the continuous integration/continuous deployment (CI/CD) methodologies. These technologies facilitated the management of multiple, independently deployable services.</text:span></text:p>
        </text:list-item>
        <text:list-item>
          <text:p text:style-name="P32">Evolution: <text:span text:style-name="T34"><text:s/>Microservices represent an evolutionary step towards greater modularity, enabling organizations to be more agile in their development practices. This architecture supports a DevOps culture, which emphasizes rapid, frequent, and reliable delivery of software.</text:span></text:p>
        </text:list-item>
      </text:list>
      <text:p text:style-name="P26">Comparative Context: </text:p>
      <text:list text:style-name="L35">
        <text:list-item>
          <text:p text:style-name="P27">Development Complexity: <text:span text:style-name="T34">While microservices reduce complexity by decomposing an application into manageable pieces, they introduce complexity in terms of managing multiple services and their interactions. Monolithic applications, by contrast, are simpler to develop and test initially but become unwieldy as they scale.</text:span></text:p>
        </text:list-item>
        <text:list-item>
          <text:p text:style-name="P27">Scalability: <text:span text:style-name="T34">Microservices excel in scalability because individual elements of the application can be scaled independently based on demand, compared to a monolithic application where scaling often means scaling the entire application.</text:span></text:p>
        </text:list-item>
        <text:list-item>
          <text:p text:style-name="P27">Technological Flexibility: <text:span text:style-name="T34"><text:s/>Microservices allow the use of different technologies and frameworks within the same application, enabling the best tool for each specific service. Monolithic applications typically commit to a single technology stack throughout the application.</text:span></text:p>
        </text:list-item>
        <text:list-item>
          <text:p text:style-name="P27">Resilience: <text:s/><text:span text:style-name="T34">In microservices, failure in one service doesn’t necessarily bring down the whole system, whereas, in a monolithic architecture, a single point of failure can affect the entire application.</text:span></text:p>
        </text:list-item>
      </text:list>
      <text:p text:style-name="P23">The shift from monolithic to microservices architecture reflects broader trends towards agility, resilience, and scalability in software development, particularly important in today's fast-paced and technology-driven business environments.</text:p>
      <text:p text:style-name="P12"/>
      <text:p text:style-name="P9"/>
      <text:p text:style-name="P5"/>
      <text:list xml:id="list1508125791" text:style-name="L12">
        <text:list-item>
          <text:p text:style-name="P14"><text:soft-page-break/>Decentralization: Services are developed, deployed, and managed independently.</text:p>
          <text:p text:style-name="P21"><text:span text:style-name="T5">-- The principle of decentralization in microservices architecture refers to the practice of distributing the responsibilities of services across an application such that each service operates independently. This principle is a fundamental aspect of designing and managing microservices, and it manifests in several key ways </text:span><text:span text:style-name="T6">like; development independence, deployment independence, data management independence, technological independence and governance &amp; scaling independence. </text:span></text:p>
          <text:p text:style-name="P24"><text:span text:style-name="T13">The decentralization principle supports the overall goals of a microservices architecture by enhancing agility, scalability, and resilience. It allows organizations to innovate and adapt more quickly to changing market conditions or customer demands by enabling rapid development cycles and more efficient management of resources. </text:span></text:p>
        </text:list-item>
        <text:list-item>
          <text:p text:style-name="P14"><text:span text:style-name="T20">Componentization: Services are treated as independent components that can be easily replaced and upgraded.</text:span></text:p>
          <text:p text:style-name="P21"><text:span text:style-name="T10">-- </text:span><text:span text:style-name="T8">The principle of componentization in microservices architecture refers to the treatment of services as distinct, independent components that can be easily replaced or upgraded without impacting the rest of the system. This concept is central to the microservices approach and entails several key aspects: modularity, replaceability, encapsulation, interchangeability and ease of deployment. </text:span></text:p>
          <text:p text:style-name="P24"><text:span text:style-name="T14">Componentization aligns with the overall philosophy of microservices by promoting agility, scalability, and resilience. It encourages an ecosystem where components can evolve through competition and innovation, without the risk of cascading failures or extensive system-wide refactors. This approach not only enhances the maintainability of individual components but also ensures that the overall system remains robust and adaptable over time. </text:span></text:p>
        </text:list-item>
      </text:list>
      <text:list xml:id="list1009384122" text:style-name="L15">
        <text:list-item>
          <text:p text:style-name="P28"><text:span text:style-name="T10">Autonomy: Teams work independently on each service, reducing the coordination overhead.</text:span><text:span text:style-name="T8"><text:line-break/>-- The principle of autonomy in microservices architecture refers to the organizational and operational independence granted to teams responsible for individual services. This principle is crucial for enhancing the efficiency and effectiveness of development processes within a microservices-based system. Here’s how autonomy manifests and impacts microservices: team independence, decentralized decision-making, reduced coordination overhead, responsibility &amp; accountability, agile adaption and scalability &amp; resilience. </text:span></text:p>
        </text:list-item>
      </text:list>
      <text:p text:style-name="P22"><text:span text:style-name="T8"/></text:p>
      <text:p text:style-name="P22"><text:span text:style-name="T8"/></text:p>
      <text:list xml:id="list235916860630047" text:continue-numbering="true" text:style-name="L15">
        <text:list-item>
          <text:p text:style-name="P16"><text:soft-page-break/><text:span text:style-name="T20">Technology Diversity: Teams can choose the best tool for their specific needs, fostering innovation.</text:span></text:p>
          <text:p text:style-name="P28"><text:span text:style-name="T10">-- </text:span><text:span text:style-name="T8">The principle of technology diversity in microservices architecture refers to the ability of individual teams to choose the most suitable technologies for their specific service needs. This principle is an integral part of microservices because it empowers teams to optimize their service independently of the technological choices made for other services within the same application. Here’s what technology diversity involves and how it benefits microservices:</text:span><text:span text:style-name="T22"> freedom of choice, innovetion &amp; experimentation, optimization, risk mitigation, skill utilization and tailored architecture. <text:s text:c="2"/></text:span></text:p>
        </text:list-item>
      </text:list>
      <text:p text:style-name="P34"><text:span text:style-name="T24">A</text:span><text:span text:style-name="T23">dvantages of Microservices</text:span></text:p>
      <text:p text:style-name="P22"><text:span text:style-name="T22"/></text:p>
      <text:list xml:id="list235917810475470" text:continue-numbering="true" text:style-name="L15">
        <text:list-item>
          <text:p text:style-name="P16"><text:span text:style-name="T20">Scalability: Services can be scaled independently, allowing for more efficient use of resources.</text:span></text:p>
          <text:p text:style-name="P28"><text:span text:style-name="T10">-- </text:span><text:span text:style-name="T8">a. Independent Scaling: In microservices, each service can be scaled independently based on its specific needs. This granularity allows for more efficient use of resources, as only the services experiencing high demand need to be scaled up, rather than scaling the entire application.</text:span><text:span text:style-name="T22"> </text:span></text:p>
          <text:p text:style-name="P28"><text:span text:style-name="T8"><text:s text:c="2"/>b. Cost Efficiency: With the ability to scale services independently, organizations can optimize their infrastructure costs. Resources can be allocated more precisely where needed, avoiding the over-provisioning that often occurs in monolithic architectures. <text:s text:c="2"/></text:span></text:p>
          <text:p text:style-name="P28"><text:span text:style-name="T8"><text:s/>c. Dynamic Adaptation: </text:span><text:span text:style-name="T7">Microservices can adapt dynamically to changing loads by automatically scaling services up or down based on real-time demand. This is often facilitated through modern cloud technologies and automated scaling tools. </text:span></text:p>
        </text:list-item>
        <text:list-item>
          <text:p text:style-name="P16"><text:span text:style-name="T20">Resilience: Faults in one service do not impact others, improving overall system robustness.</text:span></text:p>
          <text:p text:style-name="P28"><text:span text:style-name="T10">--</text:span><text:span text:style-name="T8">a. Isolation of Faults: Since each microservice operates independently, a failure in one service typically does not bring down the entire system. This isolation helps maintain overall system stability and availability.</text:span><text:span text:style-name="T19"> </text:span></text:p>
          <text:p text:style-name="P28"><text:span text:style-name="T19">b. Easier Fault Detection and Correction: </text:span><text:span text:style-name="T7">When systems are decomposed into smaller, manageable pieces, it becomes easier to pinpoint faults. Maintenance and bug fixes can be carried out more quickly and with minimal disruption to other services.</text:span><text:span text:style-name="T21"> </text:span></text:p>
          <text:p text:style-name="P28"><text:span text:style-name="T22">c. Rebust Backup and Recovery: </text:span><text:span text:style-name="T7">Microservices architectures can implement robust recovery processes, where individual services can be restarted independently, further enhancing system resilience.</text:span><text:span text:style-name="T21"> </text:span></text:p>
        </text:list-item>
        <text:list-item>
          <text:p text:style-name="P15"><text:soft-page-break/><text:span text:style-name="T18">Technological Agility: Allows the adoption of new technologies and processes without overhauling the entire system.</text:span></text:p>
          <text:p text:style-name="P28"><text:span text:style-name="T10">--</text:span><text:span text:style-name="T9">a. Flexibility in Technology Choices: </text:span><text:span text:style-name="T7">Teams can choose the most appropriate technology stack for their specific service based on its unique requirements, rather than being constrained by the choices made for a monolithic system. This flexibility helps in adopting new and better technologies as they emerge.</text:span><text:span text:style-name="T21"> </text:span></text:p>
          <text:p text:style-name="P28"><text:span text:style-name="T22">b. Continuous Delivery and Integration: </text:span><text:span text:style-name="T7">Microservices support continuous delivery and integration practices, allowing teams to develop, test, and deploy changes more quickly and frequently. This rapid iteration capability enables faster responses to market changes and customer feedback.</text:span><text:span text:style-name="T21"> </text:span></text:p>
          <text:p text:style-name="P28"><text:span text:style-name="T22">c. Experimentation and Innovation: </text:span><text:span text:style-name="T7">The independence of microservices facilitates experimentation with new approaches and technologies without risking the stability of the entire application. Teams can trial new features or updates in isolation and roll them out gradually.</text:span><text:span text:style-name="T21"> </text:span></text:p>
        </text:list-item>
      </text:list>
      <text:p text:style-name="P34"><text:span text:style-name="T23">Challenges of Microservices</text:span></text:p>
      <text:list text:style-name="L21">
        <text:list-item>
          <text:p text:style-name="P25"><text:span text:style-name="T17">Complexity: Increased operational and management complexity</text:span><text:span text:style-name="T18"> </text:span></text:p>
          <text:p text:style-name="P38"><text:span text:style-name="T27">-- </text:span><text:span text:style-name="T26">C</text:span><text:span text:style-name="T7">omplexities require robust strategies, advanced tooling, and possibly a cultural shift within the organization to manage effectively. Teams often need to adopt new skills and tools such as containerization, orchestration platforms (like Kubernetes), and continuous integration/continuous deployment (CI/CD) systems. Despite these challenges, many organizations find that the benefits of microservices, such as scalability, resilience, and flexibility, outweigh the complexities involved, especially for large, complex applications where these advantages become critical.</text:span><text:span text:style-name="T21"> </text:span></text:p>
        </text:list-item>
      </text:list>
      <text:p text:style-name="P35"><text:span text:style-name="T23">1. Operational Complexity: </text:span></text:p>
      <text:list text:style-name="L22">
        <text:list-item>
          <text:p text:style-name="P39"><text:span text:style-name="T30">Service Management:</text:span><text:span text:style-name="T26"> </text:span><text:span text:style-name="T4">Managing multiple independent services can be complex, particularly in terms of deployment, monitoring, and maintaining consistent performance across services. Each microservice might require individual configuration, scaling policies, and management strategies.</text:span><text:span text:style-name="T23"> </text:span></text:p>
        </text:list-item>
        <text:list-item>
          <text:p text:style-name="P39"><text:span text:style-name="T30">Network Overhead: </text:span><text:span text:style-name="T7">Communication between services typically happens over the network, introducing latency and reliability issues that don't exist in a monolithic architecture where components communicate within the same process.</text:span><text:span text:style-name="T21"> </text:span></text:p>
        </text:list-item>
      </text:list>
      <text:p text:style-name="P37"><text:span text:style-name="T21">2. Management Complexity:</text:span></text:p>
      <text:list xml:id="list2236349744" text:style-name="L23">
        <text:list-item>
          <text:p text:style-name="P40"><text:soft-page-break/><text:span text:style-name="T26">Orchestration: </text:span><text:span text:style-name="T7">As the number of services increases, orchestrating them becomes more complex. This involves managing service discovery, load balancing, failure recovery, and dynamic scaling, which are essential for ensuring smooth operations.</text:span><text:span text:style-name="T21"> </text:span></text:p>
        </text:list-item>
        <text:list-item>
          <text:p text:style-name="P40"><text:span text:style-name="T26">Data Consistency: </text:span><text:span text:style-name="T11">Ensuring data consistency across services can be challenging due to each service managing its own database. Implementing transactions that span multiple services requires careful design to avoid data inconsistencies.</text:span><text:span text:style-name="T25"> </text:span></text:p>
          <text:p text:style-name="P40"><text:span text:style-name="T25"/></text:p>
        </text:list-item>
      </text:list>
      <text:list text:style-name="L24">
        <text:list-item>
          <text:p text:style-name="P11"><text:span text:style-name="T24">Data Integrity: Ensuring data consistency across services can be challenging.</text:span></text:p>
        </text:list-item>
      </text:list>
      <text:p text:style-name="P22"><text:span text:style-name="T26"/></text:p>
      <text:p text:style-name="P22"><text:span text:style-name="T12">Data integrity is a significant challenge in microservices architecture, primarily due to the distributed nature of the system where each service manages its own database. This decentralization can lead to difficulties in ensuring data consistency across the entire application.</text:span><text:span text:style-name="T26"> </text:span></text:p>
      <text:p text:style-name="P29"><text:span text:style-name="T25">1. Database Per Service:</text:span></text:p>
      <text:list text:style-name="L26">
        <text:list-item>
          <text:p text:style-name="P41"><text:span text:style-name="T30">Independent data Management:</text:span><text:span text:style-name="T26"> </text:span><text:span text:style-name="T11">Each microservice typically has its own database, which can lead to inconsistencies if data that spans multiple services needs to be kept in sync.</text:span><text:span text:style-name="T25"> </text:span></text:p>
        </text:list-item>
        <text:list-item>
          <text:p text:style-name="P41"><text:span text:style-name="T30">Different Data Stores:</text:span><text:span text:style-name="T26"> </text:span><text:span text:style-name="T11">Services might use different types of databases (relational, NoSQL, etc.) based on their specific requirements, which complicates the data consistency management across these varied storage systems.</text:span><text:span text:style-name="T25"> </text:span></text:p>
        </text:list-item>
      </text:list>
      <text:p text:style-name="P29"><text:span text:style-name="T25">2. Transactional Consistency:</text:span></text:p>
      <text:list text:style-name="L27">
        <text:list-item>
          <text:p text:style-name="P42"><text:span text:style-name="T26">Distributed Transactions: </text:span><text:span text:style-name="T11">Traditional transactional integrity, assured by atomicity, consistency, isolation, and durability (ACID) properties in monolithic applications, is hard to maintain in microservices. Implementing distributed transactions across multiple services is complex and often impacts performance negatively.</text:span><text:span text:style-name="T25"> </text:span></text:p>
        </text:list-item>
        <text:list-item>
          <text:p text:style-name="P42"><text:span text:style-name="T26">SAGA Pattern: </text:span><text:span text:style-name="T11">One solution is the SAGA pattern, where each transaction that spans multiple services is broken into a series of local transactions, each with its own compensation transaction in case of failures. This requires careful design and can increase development complexity.</text:span><text:span text:style-name="T25"> </text:span></text:p>
        </text:list-item>
      </text:list>
      <text:p text:style-name="P29"><text:span text:style-name="T25">3. Eventual Consistency:</text:span></text:p>
      <text:list text:style-name="L28">
        <text:list-item>
          <text:p text:style-name="P43"><text:span text:style-name="T26">Compromise Approach: </text:span><text:span text:style-name="T11">Many microservices architectures accept eventual consistency as a trade-off for achieving higher performance and availability. This means that all copies of the data will become consistent eventually, but users may encounter temporary inconsistencies.</text:span><text:span text:style-name="T25"> </text:span></text:p>
        </text:list-item>
        <text:list-item>
          <text:p text:style-name="P43"><text:soft-page-break/><text:span text:style-name="T26">Communication Overhead: </text:span><text:span text:style-name="T11">Implementing mechanisms like event-driven architecture or using messaging systems to maintain eventual consistency adds communication overhead and complexity to the system.</text:span><text:span text:style-name="T25"> </text:span><text:span text:style-name="T26"><text:s/></text:span></text:p>
        </text:list-item>
      </text:list>
      <text:list xml:id="list2399939328" text:style-name="L29">
        <text:list-item>
          <text:p text:style-name="P17"><text:span text:style-name="T33">Network Issues: Dependency on network latency and load balancing.</text:span></text:p>
          <text:p text:style-name="P17"><text:span text:style-name="T32">-- Network issues present significant challenges in a microservices architecture due to the inherent dependency on inter-service communication over the network. Here are some key aspects of how network-related challenges impact microservices:</text:span><text:span text:style-name="T33"> </text:span></text:p>
        </text:list-item>
      </text:list>
      <text:p text:style-name="P22"><text:span text:style-name="T12">1. Network Latency:</text:span></text:p>
      <text:list text:style-name="L31">
        <text:list-item>
          <text:p text:style-name="P45"><text:span text:style-name="T12">Increased Latency: </text:span><text:span text:style-name="T11">Each call between microservices involves network communication, which can introduce latency. Unlike monolithic applications where components communicate internally, microservices may suffer from the delay inherent in multiple network hops, especially when services are distributed across different servers or data centers. </text:span></text:p>
        </text:list-item>
        <text:list-item>
          <text:p text:style-name="P45"><text:span text:style-name="T12">Service Response Time: </text:span><text:span text:style-name="T11">The added latency can affect the overall response time of applications, impacting user experience and system performance, particularly for operations that require multiple service interactions to complete. </text:span></text:p>
          <text:p text:style-name="P30"><text:span text:style-name="T11">2. Reliability Issues: </text:span></text:p>
        </text:list-item>
        <text:list-item>
          <text:p text:style-name="P45"><text:span text:style-name="T12">Network Failures: </text:span><text:span text:style-name="T11">Microservices are highly dependent on the network for their operation, which makes them susceptible to network failures. Any network disruption can lead to service unavailability or partial failure, affecting the stability of the entire system. </text:span></text:p>
        </text:list-item>
        <text:list-item>
          <text:p text:style-name="P45"><text:span text:style-name="T12">Fault Tolerance: </text:span><text:span text:style-name="T11">Ensuring fault tolerance becomes crucial, requiring strategies such as retries, circuit breakers, and fallback mechanisms to handle failures gracefully and prevent cascading failures across services. </text:span></text:p>
          <text:p text:style-name="P30"><text:span text:style-name="T11">3. Load Balancing: </text:span></text:p>
        </text:list-item>
        <text:list-item>
          <text:p text:style-name="P45"><text:span text:style-name="T12">Dynamic Service Discovery: </text:span><text:span text:style-name="T11">As services scale up and down, the system needs to dynamically register and deregister instances, which requires effective service discovery mechanisms. This ensures that requests are appropriately routed to available service instances. </text:span></text:p>
        </text:list-item>
        <text:list-item>
          <text:p text:style-name="P45"><text:span text:style-name="T12">Efficient Routing: </text:span><text:span text:style-name="T11">Load balancing must distribute incoming requests efficiently across multiple instances of a service, optimizing resource use and preventing any single service instance from becoming a bottleneck. </text:span></text:p>
          <text:p text:style-name="P30"><text:span text:style-name="T11">4. Security Concerns: </text:span></text:p>
        </text:list-item>
        <text:list-item>
          <text:p text:style-name="P45"><text:soft-page-break/><text:span text:style-name="T12">Data Security: </text:span><text:span text:style-name="T11">As data travels over the network, securing it against interceptions and leaks becomes crucial. Implementing secure communication protocols such as TLS is necessary to protect data in transit. </text:span></text:p>
        </text:list-item>
        <text:list-item>
          <text:p text:style-name="P45"><text:span text:style-name="T12">Authentication and Authorization: </text:span><text:span text:style-name="T11">Ensuring that services securely authenticate and authorize service requests prevents unauthorized access and ensures that only legitimate requests are processed. </text:span></text:p>
        </text:list-item>
      </text:list>
      <text:list xml:id="list235918279653584" text:continue-list="list2399939328" text:style-name="L29">
        <text:list-header>
          <text:p text:style-name="P44"><text:span text:style-name="T26"/></text:p>
        </text:list-header>
      </text:list>
      <text:list xml:id="list2937547151" text:style-name="L32">
        <text:list-item>
          <text:p text:style-name="P10"><text:span text:style-name="T31">Skill Set: Requires a broad set of skills from development teams, including DevOps capabilities</text:span><text:span text:style-name="T23">.</text:span></text:p>
          <text:p text:style-name="P8"><text:span text:style-name="T29">-- </text:span><text:span text:style-name="T23">Adopting a microservices architecture indeed brings along a significant challenge in terms of the breadth of skills required from the development teams. This challenge is multidimensional, encompassing various aspects of software development, operations, and continuous delivery. </text:span></text:p>
          <text:p text:style-name="P7"><text:span text:style-name="T28">1. Development Skills: </text:span></text:p>
        </text:list-item>
        <text:list-item>
          <text:p text:style-name="P46"><text:span text:style-name="T12">Polyglot Programming: </text:span><text:span text:style-name="T11">Given the technology diversity principle of microservices, developers may need to be proficient in multiple programming languages and frameworks to best meet the needs of different services.</text:span><text:span text:style-name="T28"> </text:span></text:p>
        </text:list-item>
        <text:list-item>
          <text:p text:style-name="P46"><text:span text:style-name="T1">API Development: </text:span><text:span text:style-name="T4">Effective design and management of APIs are crucial since services communicate through these interfaces. Developers need to understand API versioning, contract design, and documentation practices.</text:span><text:span text:style-name="T36"> </text:span></text:p>
          <text:p text:style-name="P46"><text:span text:style-name="T37">2. DevOps and Continuous Integration/Continuous Deployment (CI/CD): </text:span></text:p>
        </text:list-item>
        <text:list-item>
          <text:p text:style-name="P46"><text:span text:style-name="T37">Automation Skills: </text:span><text:span text:style-name="T4">Skills in automating deployment, scaling, and management of services are necessary. This includes expertise in CI/CD toolchains, which are essential for rapid testing, integration, and deployment of microservices.</text:span><text:span text:style-name="T36"> </text:span></text:p>
        </text:list-item>
        <text:list-item>
          <text:p text:style-name="P46"><text:span text:style-name="T37">Configuration Management: </text:span><text:span text:style-name="T4">Understanding configuration management tools and practices is vital to handle the deployment of multiple services across various environments smoothly.</text:span><text:span text:style-name="T36"> </text:span></text:p>
          <text:p text:style-name="P31"><text:span text:style-name="T36">3. Containerization and Orchestration: </text:span></text:p>
        </text:list-item>
        <text:list-item>
          <text:p text:style-name="P46"><text:span text:style-name="T37">Container Technologies: </text:span><text:span text:style-name="T4">Proficiency in container technologies like Docker is essential, as containers are commonly used for packaging and deploying microservices.</text:span><text:span text:style-name="T36"> </text:span></text:p>
        </text:list-item>
        <text:list-item>
          <text:p text:style-name="P46"><text:span text:style-name="T37">Orchestration Tools: </text:span><text:span text:style-name="T3">:</text:span><text:span text:style-name="T4"> Knowledge of orchestration tools such as Kubernetes is crucial for managing containerized services, including their lifecycle, scaling, and networking.</text:span><text:span text:style-name="T36"> </text:span></text:p>
          <text:p text:style-name="P36"><text:span text:style-name="T23"/></text:p>
        </text:list-item>
      </text:list>
      <text:list xml:id="list235916840355092" text:continue-list="list235917810475470" text:style-name="L15">
        <text:list-header>
          <text:p text:style-name="P28"><text:soft-page-break/><text:span text:style-name="T8"/></text:p>
        </text:list-header>
      </text:list>
      <text:list xml:id="list235918369862429" text:continue-list="list1508125791" text:style-name="L12">
        <text:list-header>
          <text:p text:style-name="P24"><text:span text:style-name="T13"/></text:p>
          <text:p text:style-name="P6"><text:span text:style-name="T38"/></text:p>
        </text:list-header>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445in" fo:margin-right="0.4929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4:02:47.319000000</meta:creation-date>
    <dc:date>2024-04-15T23:59:15.970000000</dc:date>
    <meta:editing-duration>PT9H56M29S</meta:editing-duration>
    <meta:editing-cycles>1</meta:editing-cycles>
    <meta:document-statistic meta:table-count="0" meta:image-count="0" meta:object-count="0" meta:page-count="9" meta:paragraph-count="99" meta:word-count="2543" meta:character-count="18996" meta:non-whitespace-character-count="16565"/>
    <meta:generator>LibreOffice/7.5.1.2$Windows_X86_64 LibreOffice_project/fcbaee479e84c6cd81291587d2ee68cba099e129</meta:generator>
  </office:meta>
</office:document-meta>
</file>